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7.95pt"/>
    </style:style>
    <style:style style:name="co2" style:family="table-column">
      <style:table-column-properties fo:break-before="auto" style:column-width="109.96pt"/>
    </style:style>
    <style:style style:name="co3" style:family="table-column">
      <style:table-column-properties fo:break-before="auto" style:column-width="44.16pt"/>
    </style:style>
    <style:style style:name="co4" style:family="table-column">
      <style:table-column-properties fo:break-before="auto" style:column-width="283.44pt"/>
    </style:style>
    <style:style style:name="co5" style:family="table-column">
      <style:table-column-properties fo:break-before="auto" style:column-width="513.04pt"/>
    </style:style>
    <style:style style:name="co6" style:family="table-column">
      <style:table-column-properties fo:break-before="auto" style:column-width="51.9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ext-properties fo:color="#dddddd"/>
    </style:style>
    <style:style style:name="ce3" style:family="table-cell" style:parent-style-name="Default">
      <style:table-cell-properties fo:background-color="#ffffff" style:rotation-align="none"/>
    </style:style>
    <style:style style:name="ce4" style:family="table-cell" style:parent-style-name="Default">
      <style:table-cell-properties fo:background-color="#ffff00" style:rotation-align="none"/>
    </style:style>
    <style:style style:name="ce5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transparent" style:rotation-align="none"/>
    </style:style>
    <style:style style:name="ce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XML</text:p>
          </table:table-cell>
          <table:table-cell table:style-name="ce1" table:number-columns-repeated="2"/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ataSource</text:p>
          </table:table-cell>
          <table:table-cell table:style-name="ce1" office:value-type="string" calcext:value-type="string">
            <text:p>SIR For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IDENT_NUMBER</text:p>
          </table:table-cell>
          <table:table-cell office:value-type="string" calcext:value-type="string">
            <text:p>character</text:p>
          </table:table-cell>
          <table:table-cell/>
          <table:table-cell office:value-type="string" calcext:value-type="string">
            <text:p>Toronto Fire Incident Number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ENT_TYPE</text:p>
          </table:table-cell>
          <table:table-cell office:value-type="string" calcext:value-type="string">
            <text:p>factor</text:p>
          </table:table-cell>
          <table:table-cell/>
          <table:table-cell office:value-type="string" calcext:value-type="string">
            <text:p>Event type as dispatched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ATCH_DAT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ISPATCH DATE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IVE_DAT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ARRIVE_DATE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ENT_TYPE_CD</text:p>
          </table:table-cell>
          <table:table-cell office:value-type="string" calcext:value-type="string">
            <text:p>factor</text:p>
          </table:table-cell>
          <table:table-cell/>
          <table:table-cell office:value-type="string" calcext:value-type="string">
            <text:p>Event type code as dispatched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IN_STREET</text:p>
          </table:table-cell>
          <table:table-cell office:value-type="string" calcext:value-type="string">
            <text:p>fac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SS_STREE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in Street of Incident (blank for medical calls)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SA</text:p>
          </table:table-cell>
          <table:table-cell office:value-type="string" calcext:value-type="string">
            <text:p>factor</text:p>
          </table:table-cell>
          <table:table-cell/>
          <table:table-cell office:value-type="string" calcext:value-type="string">
            <text:p>Closest Cross Street (if available)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PONDING_UNIT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pparatus Responding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IRE_DEPT_INCIDENT</text:p>
          </table:table-cell>
          <table:table-cell table:style-name="ce2" table:number-columns-repeated="2"/>
          <table:table-cell table:style-name="ce2" office:value-type="string" calcext:value-type="string">
            <text:p>SIR Fire Department Incident Number</text:p>
          </table:table-cell>
          <table:table-cell table:style-name="ce2" office:value-type="string" calcext:value-type="string">
            <text:p>Standard Incident Report</text:p>
          </table:table-cell>
          <table:table-cell table:style-name="ce2" office:value-type="string" calcext:value-type="string">
            <text:p>Fire Dept Incident #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FD_STATIO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Fire Department Station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D St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FM_INVESTIGATIONS_CONTACTE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OFM Investigations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FM Investations contac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D_TO_FROM_OTHER_DEPTS</text:p>
          </table:table-cell>
          <table:table-cell office:value-type="string" calcext:value-type="string">
            <text:p>int</text:p>
          </table:table-cell>
          <table:table-cell/>
          <table:table-cell table:style-name="ce4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Aid to/from other fire department(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ta Not Provided</text:p>
          </table:table-cell>
          <table:table-cell table:number-columns-repeated="2"/>
          <table:table-cell office:value-type="string" calcext:value-type="string">
            <text:p>Data Not Provid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Incident Location C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ta Not Provided</text:p>
          </table:table-cell>
          <table:table-cell table:number-columns-repeated="2"/>
          <table:table-cell office:value-type="string" calcext:value-type="string">
            <text:p>Data Not Provid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NFP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ta Not Provided</text:p>
          </table:table-cell>
          <table:table-cell table:number-columns-repeated="2"/>
          <table:table-cell office:value-type="string" calcext:value-type="string">
            <text:p>Data Not Provid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ire Dept ID C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ta Not Provided</text:p>
          </table:table-cell>
          <table:table-cell table:number-columns-repeated="2"/>
          <table:table-cell office:value-type="string" calcext:value-type="string">
            <text:p>Data Not Provid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NFPP or F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IDENT_DATE</text:p>
          </table:table-cell>
          <table:table-cell office:value-type="string" calcext:value-type="string">
            <text:p>character</text:p>
          </table:table-cell>
          <table:table-cell/>
          <table:table-cell office:value-type="string" calcext:value-type="string">
            <text:p>Date Of Inciden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Date Of Incid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ITIAL_CALL_HOU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Time of day call received Hour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Initial Call rcvd by F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ITIAL_CALL_MI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Time of day call received Minute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Initial Call rcvd by F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ITIAL_CALL_SEC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Time of day call received Secon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Initial Call rcvd by F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ATCH_HOU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Time of day of first dispatch hour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Dispatch Ti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ATCH_MI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Time of day of first dispatch minute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Dispatch Ti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ATCH_SEC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Time of day of first dispatch secon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Dispatch Ti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SCENE_HOU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Time of day of first arriving unit hour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D Time On Sce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SCENE_MI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Time of day of first arriving unit minute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D Time On Sce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SCENE_SEC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Time of day of first arriving unit secon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D Time On Sce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ITIAL_UNIT_PERSONNE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umber of personnel responding on first apparatus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Initial unit # personn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_NUM_PERSONNE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Total number of personnel responding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Total # personn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_KM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Estimated distance from station to inciden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Est KM. distanc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LARM_TO_FD</text:p>
          </table:table-cell>
          <table:table-cell table:style-name="ce3" office:value-type="string" calcext:value-type="string">
            <text:p>factor</text:p>
          </table:table-cell>
          <table:table-cell table:style-name="ce3"/>
          <table:table-cell table:style-name="ce4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table:style-name="ce3" office:value-type="string" calcext:value-type="string">
            <text:p>Alarm to F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ESPONSE_TYPE</text:p>
          </table:table-cell>
          <table:table-cell table:style-name="ce3" office:value-type="string" calcext:value-type="string">
            <text:p>factor</text:p>
          </table:table-cell>
          <table:table-cell table:style-name="ce3"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table:style-name="ce3" office:value-type="string" calcext:value-type="string">
            <text:p>Response Ty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CUE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Total number of persons rescu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Rescu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F_INJURIE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Firefighters injuries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ire fighters only injuri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F_FATALITIE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Firefighter fatalities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ire fighters only fataliti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ENT_APP_HOUR</text:p>
          </table:table-cell>
          <table:table-cell table:number-columns-repeated="2"/>
          <table:table-cell office:value-type="string" calcext:value-type="string">
            <text:p>Time of day agent first applied hour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Application of agent or decision to def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ENT_APP_MIN</text:p>
          </table:table-cell>
          <table:table-cell table:number-columns-repeated="2"/>
          <table:table-cell office:value-type="string" calcext:value-type="string">
            <text:p>Time of day agent first applied minute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Application of agent or decision to def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ENT_APP_SEC</text:p>
          </table:table-cell>
          <table:table-cell table:number-columns-repeated="2"/>
          <table:table-cell office:value-type="string" calcext:value-type="string">
            <text:p>Time of day agent first applied secon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Application of agent or decision to def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OL_DATE</text:p>
          </table:table-cell>
          <table:table-cell table:number-columns-repeated="2"/>
          <table:table-cell office:value-type="string" calcext:value-type="string">
            <text:p>Date fire under control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Under Control Ti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OL_HOUR</text:p>
          </table:table-cell>
          <table:table-cell table:number-columns-repeated="2"/>
          <table:table-cell office:value-type="string" calcext:value-type="string">
            <text:p>Time of day fire under control hour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Under Control Ti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OL_MIN</text:p>
          </table:table-cell>
          <table:table-cell table:number-columns-repeated="2"/>
          <table:table-cell office:value-type="string" calcext:value-type="string">
            <text:p>Time of day fire under control minute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Under Control Ti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OL_SEC</text:p>
          </table:table-cell>
          <table:table-cell table:number-columns-repeated="2"/>
          <table:table-cell office:value-type="string" calcext:value-type="string">
            <text:p>Time of day fire under control secon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Under Control Tim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TATUS_ON_ARRIVAL</text:p>
          </table:table-cell>
          <table:table-cell table:style-name="ce3" office:value-type="string" calcext:value-type="string">
            <text:p>factor</text:p>
          </table:table-cell>
          <table:table-cell table:style-name="ce3"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table:style-name="ce3" office:value-type="string" calcext:value-type="string">
            <text:p>Status_on_arri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Wa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E_CONTROL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ire Contr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Property Ty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EA_OF_ORIGIN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Area Of Orig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GNITION_SOURCE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Ignition Source/Equi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EL_OF_IGNITION_SOURCE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uel/Energy of Ignition Sour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JECT_OR_MATERIAL_FIRST_IGNITED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bject/Material first igni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SIBLE_CAUSE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Possible Cau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H_PURPOSE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Vehicles only Purpo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H_FUEL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Vehicles only Fu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_LOS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Estimated loss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Estimated $ loss (dollars only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URANCE_ESTIMATE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Insur Est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_VALUE_AT_RISK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Est total value at ris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ta Not Provided</text:p>
          </table:table-cell>
          <table:table-cell table:number-columns-repeated="2"/>
          <table:table-cell office:value-type="string" calcext:value-type="string">
            <text:p>Data Not Provid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Total Exposur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ta Not Provided</text:p>
          </table:table-cell>
          <table:table-cell table:number-columns-repeated="2"/>
          <table:table-cell office:value-type="string" calcext:value-type="string">
            <text:p>Data Not Provid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Exposure Nu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VILIAN_FIRE_INJUR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ivilian Injuries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Civilians only Injuri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VILIAN_FIRE_FATALIT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ivilian Fatalities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Civilians only Fataliti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CUED_CHILDRE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umber of children rescu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Persons Rescued Childr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CUED_ADULT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umber of adults rescu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Persons Rescued Adul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CUED_SENIOR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umber of seniors rescu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Persons Rescued Senio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YSICAL_CONDITION_1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Physical Condition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YSICAL_CONDITION_2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Physical Condition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YSICAL_CONDITION_3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Physical Condition 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V_FIRE_CONTROL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Civilian Actions Fire Contr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V_EVACUATION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Civilian Actions Evacu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V_EVACUATION_REASON_1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Civilian Actions Reason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V_EVACUATION_REASON_2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Civilian Actions Reasons 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ta Not Provided</text:p>
          </table:table-cell>
          <table:table-cell table:number-columns-repeated="2"/>
          <table:table-cell office:value-type="string" calcext:value-type="string">
            <text:p>Data Not Provid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Used for grouped data reporting only: Person directly associated with fire igntion gen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ta Not Provided</text:p>
          </table:table-cell>
          <table:table-cell table:number-columns-repeated="2"/>
          <table:table-cell office:value-type="string" calcext:value-type="string">
            <text:p>Data Not Provid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Used for grouped data reporting only: Person directly associated with fire igntion 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ta Not Provided</text:p>
          </table:table-cell>
          <table:table-cell table:number-columns-repeated="2"/>
          <table:table-cell office:value-type="string" calcext:value-type="string">
            <text:p>Data Not Provid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Used for grouped data reporting only: Person directly associated with fire igntion key fac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P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table:formula="of:=[.A75] &amp; &quot; contacted&quot;" office:value-type="string" office:string-value="OPP contacted" calcext:value-type="string">
            <text:p>OPP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ther Agencies contacted OP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E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table:formula="of:=[.A76] &amp; &quot; contacted&quot;" office:value-type="string" office:string-value="MOE contacted" calcext:value-type="string">
            <text:p>MOE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ther Agencies contacted MO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SSA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table:formula="of:=[.A77] &amp; &quot; contacted&quot;" office:value-type="string" office:string-value="TSSA contacted" calcext:value-type="string">
            <text:p>TSSA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ther Agencies contacted TSS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A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table:formula="of:=[.A78] &amp; &quot; contacted&quot;" office:value-type="string" office:string-value="ESA contacted" calcext:value-type="string">
            <text:p>ESA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ther Agencies contacted ES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L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table:formula="of:=[.A79] &amp; &quot; contacted&quot;" office:value-type="string" office:string-value="MOL contacted" calcext:value-type="string">
            <text:p>MOL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ther Agencies contacted M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S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table:formula="of:=[.A80] &amp; &quot; contacted&quot;" office:value-type="string" office:string-value="EMS contacted" calcext:value-type="string">
            <text:p>EMS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ther Agencies contacted E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UTEC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table:formula="of:=[.A81] &amp; &quot; contacted&quot;" office:value-type="string" office:string-value="CANUTEC contacted" calcext:value-type="string">
            <text:p>CANUTEC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ther Agencies contacted CANUTE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table:formula="of:=[.A82] &amp; &quot; contacted&quot;" office:value-type="string" office:string-value="GAS contacted" calcext:value-type="string">
            <text:p>GAS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ther Agencies contacted G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YDRO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table:formula="of:=[.A83] &amp; &quot; contacted&quot;" office:value-type="string" office:string-value="HYDRO contacted" calcext:value-type="string">
            <text:p>HYDRO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ther Agencies contacted HYD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NICIPAL_BUILDING_OFFICE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Municipal Building Office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Municipal Bldg Off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NICIPAL_HEALTH_OFFICE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Municipal Health Unit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Munic Health Un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NICIPAL_POLICE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Municipal Police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Munic Poli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Other Party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ITIAL_DETECTION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Initial Dete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ENT_FIRE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Extent of fi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ENT_SMOKE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Smoke sprea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_NUM_PERSONS_DISPLACED</text:p>
          </table:table-cell>
          <table:table-cell office:value-type="string" calcext:value-type="string">
            <text:p>int</text:p>
          </table:table-cell>
          <table:table-cell/>
          <table:table-cell table:style-name="ce6" office:value-type="string" calcext:value-type="string">
            <text:p>Estimated number of persons displac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Est # of persons displac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SIBLE_BUSINESS_IMPACT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Possible Bus. Impa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LEX</text:p>
          </table:table-cell>
          <table:table-cell table:number-columns-repeated="2"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Cmpl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C_STATUS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ccupancy Stat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C_type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ccupancy Ty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D_STATUS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Bldg Status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 office:value-type="string" calcext:value-type="string">
            <text:p>Data Not Provid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Illegal Bldg U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D_HEIGHT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Bldg Heigh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VEL_OF_ORIGIN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Level Of Orig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E_OF_STRUCTURE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Age of Struc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OKE_ALARM_PRESENCE_AND_OPERATION_MAIN_FLOOR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Smoke Alarms - Alarm on floor or in suite of fire origin presence and oper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OKE_ALARM_FAILURE_TO_OPERATE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Smoke Alarms - Alarm on floor or in suite of fire origin failure to oper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OKE_ALARM_TYPE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Smoke Alarms - Alarm on floor or in suite of fire origin ty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OKE_ALARM_OTHER_FLOOR_PRESENCE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Smoke alarms alarm on other floor(s) prsence and oper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OKE_ALARM_ON_ALL_FLOORS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Smoke Alarms Alarm on every lev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OKE_ALARM_IMPACT_ON_EVAC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Impact of alarm operation on persons at risk of injury Evac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MOKE_ALARM_IMPACT_ON_NUM_EVAC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6" office:value-type="string" calcext:value-type="string">
            <text:p>Number of persons evacuated as a result of hearing alarm</text:p>
          </table:table-cell>
          <table:table-cell office:value-type="string" calcext:value-type="string">
            <text:p>Standard Incident Report</text:p>
          </table:table-cell>
          <table:table-cell table:style-name="ce3" office:value-type="string" calcext:value-type="string">
            <text:p>Impact of alarm operation on persons at risk of injury <text:s/># Evac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E_ALARM_SYSTEM_PRESENCE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ire Alarm System Presen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E_ALARM_SYSTEM_OPERATION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ire Alarm System Oper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E_ALARM_SYSTEM_IMPACT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ire Alarm System Impact of system oper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RINKLER_SYSTEM_PRESENCE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Sprinkler System presen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RINKLER_SYSTEM_ACTIVATION</text:p>
          </table:table-cell>
          <table:table-cell office:value-type="string" calcext:value-type="string">
            <text:p>factor</text:p>
          </table:table-cell>
          <table:table-cell/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Sprinkler system activ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ponding Units\CAD_UNIT_ID</text:p>
          </table:table-cell>
          <table:table-cell table:number-columns-repeated="2"/>
          <table:table-cell table:style-name="ce7" office:value-type="string" calcext:value-type="string">
            <text:p>Unit ID of Responding Unit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pondingUnits\DISPATCH_TIME</text:p>
          </table:table-cell>
          <table:table-cell table:number-columns-repeated="2"/>
          <table:table-cell table:style-name="ce7" office:value-type="string" calcext:value-type="string">
            <text:p>Dispatch time of Responding Unit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pondingUnits\ENROUTE_TIME</text:p>
          </table:table-cell>
          <table:table-cell table:number-columns-repeated="2"/>
          <table:table-cell table:style-name="ce8" office:value-type="string" calcext:value-type="string">
            <text:p>Enroute Time of Responding Unit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pondingUnits\ARRIVE_TIME</text:p>
          </table:table-cell>
          <table:table-cell table:number-columns-repeated="2"/>
          <table:table-cell table:style-name="ce8" office:value-type="string" calcext:value-type="string">
            <text:p>Arrival Time of Responding Unit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pondingUnits\CLEAR_TIME</text:p>
          </table:table-cell>
          <table:table-cell table:number-columns-repeated="2"/>
          <table:table-cell table:style-name="ce8" office:value-type="string" calcext:value-type="string">
            <text:p>Clear Time of Responding Unit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8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heet2.$A$1" table:cell-range-address="$Sheet2.$A$1:.$F$117"/>
        </table:named-expressions>
      </table:table>
      <table:named-expressions/>
      <table:database-ranges>
        <table:database-range table:name="__Anonymous_Sheet_DB__0" table:target-range-address="Sheet2.A1:Sheet2.F117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0/00/0000</text:date>, <text:time style:data-style-name="N2" text:time-value="13:43:05.92655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estru</meta:initial-creator>
    <meta:creation-date>2015-08-25T18:06:19</meta:creation-date>
    <dc:date>2018-06-05T07:07:03.869012000</dc:date>
    <meta:generator>LibreOffice/5.2.2.2$MacOSX_X86_64 LibreOffice_project/8f96e87c890bf8fa77463cd4b640a2312823f3ad</meta:generator>
    <meta:editing-duration>PT16H15M2S</meta:editing-duration>
    <meta:editing-cycles>10</meta:editing-cycles>
    <meta:document-statistic meta:table-count="1" meta:cell-count="569" meta:object-count="0"/>
    <meta:user-defined meta:name="AppVersion">12.0000</meta:user-defined>
    <meta:user-defined meta:name="Company">MG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